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svg:stroke-opacity="100%" draw:fill="none" loext:fill-use-slide-background="false" draw:textarea-horizontal-align="justify" draw:textarea-vertical-align="middle" draw:auto-grow-height="false" fo:min-height="13.64cm" fo:min-width="13.072cm" fo:padding-top="0.165cm" fo:padding-bottom="0.165cm" fo:padding-left="0.29cm" fo:padding-right="0.29cm" loext:decorative="false"/>
      <style:paragraph-properties style:writing-mode="lr-tb"/>
    </style:style>
    <style:style style:name="gr2" style:family="graphic" style:parent-style-name="objectwithoutfill">
      <style:graphic-properties svg:stroke-width="0.081cm" svg:stroke-color="#111111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3" style:family="graphic" style:parent-style-name="objectwithoutfill">
      <style:graphic-properties svg:stroke-width="0.035cm" svg:stroke-color="#111111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999999" draw:textarea-horizontal-align="justify" draw:textarea-vertical-align="middle" draw:auto-grow-height="false" fo:min-height="2.608cm" fo:min-width="3.945cm" loext:decorative="false"/>
    </style:style>
    <style:style style:name="gr8" style:family="graphic" style:parent-style-name="standard">
      <style:graphic-properties svg:stroke-color="#000000" draw:fill-color="#999999" draw:textarea-horizontal-align="justify" draw:textarea-vertical-align="middle" draw:auto-grow-height="false" fo:min-height="2.608cm" fo:min-width="4.263cm" loext:decorative="false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cm" fo:min-width="0cm" fo:padding-top="0.165cm" fo:padding-bottom="0.165cm" fo:padding-left="0.29cm" fo:padding-right="0.29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000000" draw:textarea-vertical-align="middle" loext:decorative="false"/>
    </style:style>
    <style:style style:name="gr1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9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0cm" loext:decorative="false"/>
      <style:paragraph-properties style:writing-mode="lr-tb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6cm" fo:min-width="1.326cm" loext:decorative="false"/>
    </style:style>
    <style:style style:name="gr17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8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Hack"/>
    </style:style>
    <style:style style:name="P3" style:family="paragraph">
      <loext:graphic-properties draw:fill="none" draw:fill-color="#ffffff"/>
      <style:text-properties style:font-name="Hack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Hack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Hack" fo:font-size="8pt" style:font-size-asian="8pt" style:font-size-complex="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paragraph-properties fo:text-align="center"/>
      <style:text-properties style:font-name="Hack" fo:font-size="18pt" style:font-size-asian="8pt" style:font-size-complex="8pt"/>
    </style:style>
    <style:style style:name="T1" style:family="text">
      <style:text-properties style:font-name="Hack"/>
    </style:style>
    <style:style style:name="T2" style:family="text">
      <style:text-properties style:font-name="Hack" fo:font-size="8pt" style:font-size-asian="8pt" style:font-size-complex="8pt"/>
    </style:style>
    <style:style style:name="T3" style:family="text">
      <style:text-properties style:font-name="Hack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52cm" svg:height="13.97cm" svg:x="8.62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9.89cm" svg:y1="3.54cm" svg:x2="9.89cm" svg:y2="4.81cm">
          <text:p/>
        </draw:line>
        <draw:line draw:style-name="gr2" draw:text-style-name="P1" draw:layer="layout" svg:x1="12.43cm" svg:y1="3.54cm" svg:x2="12.43cm" svg:y2="4.81cm">
          <text:p/>
        </draw:line>
        <draw:line draw:style-name="gr3" draw:text-style-name="P1" draw:layer="layout" svg:x1="14.97cm" svg:y1="3.54cm" svg:x2="14.97cm" svg:y2="4.81cm">
          <text:p/>
        </draw:line>
        <draw:line draw:style-name="gr3" draw:text-style-name="P1" draw:layer="layout" svg:x1="16.875cm" svg:y1="3.54cm" svg:x2="16.875cm" svg:y2="4.81cm">
          <text:p/>
        </draw:line>
        <draw:line draw:style-name="gr3" draw:text-style-name="P1" draw:layer="layout" svg:x1="20.05cm" svg:y1="3.54cm" svg:x2="20.05cm" svg:y2="4.81cm">
          <text:p/>
        </draw:line>
        <draw:line draw:style-name="gr4" draw:text-style-name="P1" draw:layer="layout" svg:x1="19.097cm" svg:y1="4.81cm" svg:x2="20.05cm" svg:y2="6.08cm">
          <text:p/>
        </draw:line>
        <draw:line draw:style-name="gr4" draw:text-style-name="P1" draw:layer="layout" svg:x1="20.05cm" svg:y1="6.08cm" svg:x2="21.002cm" svg:y2="4.81cm">
          <text:p/>
        </draw:line>
        <draw:frame draw:style-name="gr5" draw:text-style-name="P3" draw:layer="layout" svg:width="1.649cm" svg:height="0.988cm" svg:x="19.097cm" svg:y="2.587cm">
          <draw:text-box>
            <text:p text:style-name="P2"><text:span text:style-name="T1">CLK</text:span></text:p>
          </draw:text-box>
        </draw:frame>
        <draw:frame draw:style-name="gr5" draw:text-style-name="P3" draw:layer="layout" svg:width="1.267cm" svg:height="0.988cm" svg:x="16.243cm" svg:y="2.587cm">
          <draw:text-box>
            <text:p text:style-name="P2"><text:span text:style-name="T1">Op</text:span></text:p>
          </draw:text-box>
        </draw:frame>
        <draw:frame draw:style-name="gr5" draw:text-style-name="P3" draw:layer="layout" svg:width="2.414cm" svg:height="0.988cm" svg:x="13.7cm" svg:y="2.587cm">
          <draw:text-box>
            <text:p text:style-name="P2"><text:span text:style-name="T1">Start</text:span></text:p>
          </draw:text-box>
        </draw:frame>
        <draw:frame draw:style-name="gr6" draw:text-style-name="P5" draw:layer="layout" svg:width="2.858cm" svg:height="1.725cm" svg:x="8.302cm" svg:y="1.952cm">
          <draw:text-box>
            <text:p text:style-name="P4"><text:span text:style-name="T1">Num1</text:span><text:span text:style-name="T1"><text:line-break/></text:span><text:span text:style-name="T1">[31:0]</text:span></text:p>
          </draw:text-box>
        </draw:frame>
        <draw:frame draw:style-name="gr5" draw:text-style-name="P5" draw:layer="layout" svg:width="2.796cm" svg:height="1.725cm" svg:x="11.16cm" svg:y="1.952cm">
          <draw:text-box>
            <text:p text:style-name="P4"><text:span text:style-name="T1">Num2</text:span><text:span text:style-name="T1"><text:line-break/></text:span><text:span text:style-name="T1">[31:0]</text:span></text:p>
          </draw:text-box>
        </draw:frame>
        <draw:custom-shape draw:style-name="gr7" draw:text-style-name="P6" draw:layer="layout" svg:width="4.445cm" svg:height="2.858cm" svg:x="9.89cm" svg:y="11.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763cm" svg:height="2.858cm" svg:x="16.239cm" svg:y="11.15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414cm" svg:height="1.725cm" svg:x="10.842cm" svg:y="11.657cm">
          <draw:text-box>
            <text:p text:style-name="P4"><text:span text:style-name="T1">Adder</text:span><text:span text:style-name="T1"><text:line-break/></text:span><text:span text:style-name="T1">Float</text:span></text:p>
          </draw:text-box>
        </draw:frame>
        <draw:frame draw:style-name="gr5" draw:text-style-name="P5" draw:layer="layout" svg:width="4.325cm" svg:height="1.725cm" svg:x="16.557cm" svg:y="11.795cm">
          <draw:text-box>
            <text:p text:style-name="P4"><text:span text:style-name="T1">Multiplier</text:span><text:span text:style-name="T1"><text:line-break/></text:span><text:span text:style-name="T1">Float</text:span></text:p>
          </draw:text-box>
        </draw:frame>
        <draw:line draw:style-name="gr4" draw:text-style-name="P1" draw:layer="layout" svg:x1="9.89cm" svg:y1="4.81cm" svg:x2="9.89cm" svg:y2="8.62cm">
          <text:p/>
        </draw:line>
        <draw:line draw:style-name="gr4" draw:text-style-name="P1" draw:layer="layout" svg:x1="12.43cm" svg:y1="4.81cm" svg:x2="12.43cm" svg:y2="8.62cm">
          <text:p/>
        </draw:line>
        <draw:line draw:style-name="gr4" draw:text-style-name="P1" draw:layer="layout" svg:x1="12.43cm" svg:y1="8.62cm" svg:x2="12.43cm" svg:y2="11.16cm">
          <text:p/>
        </draw:line>
        <draw:line draw:style-name="gr4" draw:text-style-name="P1" draw:layer="layout" svg:x1="9.89cm" svg:y1="8.62cm" svg:x2="17.51cm" svg:y2="8.62cm">
          <text:p/>
        </draw:line>
        <draw:line draw:style-name="gr4" draw:text-style-name="P1" draw:layer="layout" svg:x1="12.43cm" svg:y1="9.89cm" svg:x2="18.78cm" svg:y2="9.89cm">
          <text:p/>
        </draw:line>
        <draw:line draw:style-name="gr4" draw:text-style-name="P1" draw:layer="layout" svg:x1="11.16cm" svg:y1="8.62cm" svg:x2="11.16cm" svg:y2="11.16cm">
          <text:p/>
        </draw:line>
        <draw:line draw:style-name="gr4" draw:text-style-name="P1" draw:layer="layout" svg:x1="17.51cm" svg:y1="8.62cm" svg:x2="17.51cm" svg:y2="11.16cm">
          <text:p/>
        </draw:line>
        <draw:line draw:style-name="gr4" draw:text-style-name="P1" draw:layer="layout" svg:x1="18.78cm" svg:y1="9.89cm" svg:x2="18.78cm" svg:y2="11.16cm">
          <text:p/>
        </draw:line>
        <draw:custom-shape draw:style-name="gr9" draw:text-style-name="P7" draw:layer="layout" svg:width="0.187cm" svg:height="0.181cm" svg:x="9.792cm" svg:y="8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87cm" svg:height="0.181cm" svg:x="12.3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87cm" svg:height="0.181cm" svg:x="11.072cm" svg:y="8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1.527cm" svg:height="0.911cm" svg:x="10.418cm" svg:y="11.029cm">
          <draw:text-box>
            <text:p text:style-name="P4"><text:span text:style-name="T2">Num1</text:span><text:span text:style-name="T2"><text:line-break/></text:span><text:span text:style-name="T2">[31:0]</text:span></text:p>
          </draw:text-box>
        </draw:frame>
        <draw:frame draw:style-name="gr5" draw:text-style-name="P8" draw:layer="layout" svg:width="1.527cm" svg:height="0.911cm" svg:x="11.731cm" svg:y="11.04cm">
          <draw:text-box>
            <text:p text:style-name="P4"><text:span text:style-name="T2">Num2</text:span><text:span text:style-name="T2"><text:line-break/></text:span><text:span text:style-name="T2">[31:0]</text:span></text:p>
          </draw:text-box>
        </draw:frame>
        <draw:frame draw:style-name="gr5" draw:text-style-name="P8" draw:layer="layout" svg:width="1.527cm" svg:height="0.911cm" svg:x="16.744cm" svg:y="11.055cm">
          <draw:text-box>
            <text:p text:style-name="P4"><text:span text:style-name="T2">Num1</text:span><text:span text:style-name="T2"><text:line-break/></text:span><text:span text:style-name="T2">[31:0]</text:span></text:p>
          </draw:text-box>
        </draw:frame>
        <draw:frame draw:style-name="gr5" draw:text-style-name="P8" draw:layer="layout" svg:width="1.527cm" svg:height="0.911cm" svg:x="18.049cm" svg:y="11.055cm">
          <draw:text-box>
            <text:p text:style-name="P4"><text:span text:style-name="T2">Num2</text:span><text:span text:style-name="T2"><text:line-break/></text:span><text:span text:style-name="T2">[31:0]</text:span></text:p>
          </draw:text-box>
        </draw:frame>
        <draw:frame draw:style-name="gr10" draw:text-style-name="P8" draw:layer="layout" svg:width="1.356cm" svg:height="0.581cm" svg:x="12.933cm" svg:y="11.081cm">
          <draw:text-box>
            <text:p text:style-name="P4"><text:span text:style-name="T2">Start</text:span></text:p>
          </draw:text-box>
        </draw:frame>
        <draw:frame draw:style-name="gr5" draw:text-style-name="P8" draw:layer="layout" svg:width="1.356cm" svg:height="0.581cm" svg:x="19.473cm" svg:y="11.12cm">
          <draw:text-box>
            <text:p text:style-name="P4"><text:span text:style-name="T2">Start</text:span></text:p>
          </draw:text-box>
        </draw:frame>
        <draw:circle draw:style-name="gr11" draw:text-style-name="P7" draw:layer="layout" svg:width="1.411cm" svg:height="1.411cm" draw:transform="rotate (-3.14159265358979) translate (14.344cm 8.248cm)" draw:kind="cut" draw:start-angle="359.11" draw:end-angle="180.57">
          <text:p/>
        </draw:circle>
        <draw:line draw:style-name="gr12" draw:text-style-name="P1" draw:layer="layout" svg:x1="13.632cm" svg:y1="8.248cm" svg:x2="13.632cm" svg:y2="11.193cm">
          <text:p/>
        </draw:line>
        <draw:line draw:style-name="gr12" draw:text-style-name="P1" draw:layer="layout" svg:x1="14.97cm" svg:y1="4.81cm" svg:x2="14.97cm" svg:y2="6.08cm">
          <text:p/>
        </draw:line>
        <draw:line draw:style-name="gr12" draw:text-style-name="P1" draw:layer="layout" svg:x1="13.382cm" svg:y1="6.08cm" svg:x2="14.97cm" svg:y2="6.08cm">
          <text:p/>
        </draw:line>
        <draw:line draw:style-name="gr12" draw:text-style-name="P1" draw:layer="layout" svg:x1="13.382cm" svg:y1="7.667cm" svg:x2="13.382cm" svg:y2="6.08cm">
          <text:p/>
        </draw:line>
        <draw:custom-shape draw:style-name="gr13" draw:text-style-name="P7" draw:layer="layout" svg:width="0.317cm" svg:height="0.317cm" svg:x="13.81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6.884cm" svg:y1="4.823cm" svg:x2="16.884cm" svg:y2="6.428cm">
          <text:p/>
        </draw:line>
        <draw:line draw:style-name="gr12" draw:text-style-name="P1" draw:layer="layout" svg:x1="13.968cm" svg:y1="7.256cm" svg:x2="13.968cm" svg:y2="6.359cm">
          <text:p/>
        </draw:line>
        <draw:line draw:style-name="gr12" draw:text-style-name="P1" draw:layer="layout" svg:x1="13.968cm" svg:y1="6.359cm" svg:x2="16.884cm" svg:y2="6.359cm">
          <text:p/>
        </draw:line>
        <draw:circle draw:style-name="gr11" draw:text-style-name="P7" draw:layer="layout" svg:width="1.411cm" svg:height="1.411cm" draw:transform="rotate (-3.14159265358979) translate (20.75cm 8.23cm)" draw:kind="cut" draw:start-angle="359.11" draw:end-angle="180.57">
          <text:p/>
        </draw:circle>
        <draw:line draw:style-name="gr12" draw:text-style-name="P1" draw:layer="layout" svg:x1="20.038cm" svg:y1="8.23cm" svg:x2="20.038cm" svg:y2="11.175cm">
          <text:p/>
        </draw:line>
        <draw:custom-shape draw:style-name="gr9" draw:text-style-name="P7" draw:layer="layout" svg:width="0.187cm" svg:height="0.181cm" svg:x="11.072cm" svg:y="8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87cm" svg:height="0.181cm" svg:x="16.784cm" svg:y="6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87cm" svg:height="0.181cm" svg:x="14.862cm" svg:y="5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6.895cm" svg:y1="6.358cm" svg:x2="20.545cm" svg:y2="6.358cm">
          <text:p/>
        </draw:line>
        <draw:line draw:style-name="gr12" draw:text-style-name="P1" draw:layer="layout" svg:x1="20.515cm" svg:y1="6.358cm" svg:x2="20.515cm" svg:y2="7.523cm">
          <text:p/>
        </draw:line>
        <draw:line draw:style-name="gr12" draw:text-style-name="P1" draw:layer="layout" svg:x1="14.969cm" svg:y1="6.082cm" svg:x2="19.714cm" svg:y2="6.082cm">
          <text:p/>
        </draw:line>
        <draw:line draw:style-name="gr12" draw:text-style-name="P1" draw:layer="layout" svg:x1="19.714cm" svg:y1="6.082cm" svg:x2="19.714cm" svg:y2="7.514cm">
          <text:p/>
        </draw:line>
        <draw:frame draw:style-name="gr14" draw:text-style-name="P8" draw:layer="layout" svg:width="1.527cm" svg:height="0.911cm" svg:x="10.106cm" svg:y="13.198cm">
          <draw:text-box>
            <text:p text:style-name="P4"><text:span text:style-name="T2">Res</text:span><text:span text:style-name="T2"><text:line-break/></text:span><text:span text:style-name="T2">[31:0]</text:span></text:p>
          </draw:text-box>
        </draw:frame>
        <draw:frame draw:style-name="gr14" draw:text-style-name="P8" draw:layer="layout" svg:width="1.527cm" svg:height="0.911cm" svg:x="16.825cm" svg:y="13.199cm">
          <draw:text-box>
            <text:p text:style-name="P4"><text:span text:style-name="T2">Res</text:span><text:span text:style-name="T2"><text:line-break/></text:span><text:span text:style-name="T2">[31:0]</text:span></text:p>
          </draw:text-box>
        </draw:frame>
        <draw:frame draw:style-name="gr15" draw:text-style-name="P8" draw:layer="layout" svg:width="1.915cm" svg:height="0.911cm" svg:x="12.2cm" svg:y="13.522cm">
          <draw:text-box>
            <text:p text:style-name="P4"><text:span text:style-name="T2">Working</text:span></text:p>
          </draw:text-box>
        </draw:frame>
        <draw:frame draw:style-name="gr15" draw:text-style-name="P8" draw:layer="layout" svg:width="1.915cm" svg:height="0.911cm" svg:x="18.528cm" svg:y="13.523cm">
          <draw:text-box>
            <text:p text:style-name="P4"><text:span text:style-name="T2">Working</text:span></text:p>
          </draw:text-box>
        </draw:frame>
        <draw:frame draw:style-name="gr6" draw:text-style-name="P10" draw:layer="layout" svg:width="4.474cm" svg:height="1.725cm" svg:x="19.091cm" svg:y="17.77cm">
          <draw:text-box>
            <text:p text:style-name="P9"><text:span text:style-name="T3">Working</text:span></text:p>
          </draw:text-box>
        </draw:frame>
        <draw:frame draw:style-name="gr6" draw:text-style-name="P10" draw:layer="layout" svg:width="4.474cm" svg:height="1.725cm" svg:x="12.654cm" svg:y="17.137cm">
          <draw:text-box>
            <text:p text:style-name="P9"><text:span text:style-name="T3">Res</text:span><text:span text:style-name="T3"><text:line-break/></text:span><text:span text:style-name="T3">[31:0]</text:span></text:p>
          </draw:text-box>
        </draw:frame>
        <draw:custom-shape draw:style-name="gr16" draw:text-style-name="P7" draw:layer="layout" svg:width="3.258cm" svg:height="0.552cm" svg:x="10.976cm" svg:y="16.52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" draw:text-style-name="P1" draw:layer="layout" svg:x1="12.617cm" svg:y1="17.076cm" svg:x2="12.617cm" svg:y2="19.699cm">
          <text:p/>
        </draw:line>
        <draw:line draw:style-name="gr4" draw:text-style-name="P1" draw:layer="layout" svg:x1="10.823cm" svg:y1="13.984cm" svg:x2="10.823cm" svg:y2="15.475cm">
          <text:p/>
        </draw:line>
        <draw:line draw:style-name="gr4" draw:text-style-name="P1" draw:layer="layout" svg:x1="10.795cm" svg:y1="15.475cm" svg:x2="11.899cm" svg:y2="15.475cm">
          <text:p/>
        </draw:line>
        <draw:line draw:style-name="gr4" draw:text-style-name="P1" draw:layer="layout" svg:x1="11.872cm" svg:y1="15.475cm" svg:x2="11.872cm" svg:y2="16.524cm">
          <text:p/>
        </draw:line>
        <draw:line draw:style-name="gr4" draw:text-style-name="P1" draw:layer="layout" svg:x1="17.559cm" svg:y1="13.984cm" svg:x2="17.555cm" svg:y2="15.449cm">
          <text:p/>
        </draw:line>
        <draw:line draw:style-name="gr4" draw:text-style-name="P1" draw:layer="layout" svg:x1="17.559cm" svg:y1="15.447cm" svg:x2="13.031cm" svg:y2="15.447cm">
          <text:p/>
        </draw:line>
        <draw:line draw:style-name="gr4" draw:text-style-name="P1" draw:layer="layout" svg:x1="13.059cm" svg:y1="15.447cm" svg:x2="13.059cm" svg:y2="16.579cm">
          <text:p/>
        </draw:line>
        <draw:custom-shape draw:style-name="gr16" draw:text-style-name="P7" draw:layer="layout" svg:width="3.258cm" svg:height="0.552cm" svg:x="17.041cm" svg:y="16.514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" draw:text-style-name="P1" draw:layer="layout" svg:x1="19.401cm" svg:y1="14.017cm" svg:x2="19.401cm" svg:y2="16.904cm">
          <text:p/>
        </draw:line>
        <draw:line draw:style-name="gr12" draw:text-style-name="P1" draw:layer="layout" svg:x1="13.027cm" svg:y1="14.017cm" svg:x2="13.027cm" svg:y2="14.996cm">
          <text:p/>
        </draw:line>
        <draw:line draw:style-name="gr12" draw:text-style-name="P1" draw:layer="layout" svg:x1="18.457cm" svg:y1="14.957cm" svg:x2="13.001cm" svg:y2="14.971cm">
          <text:p/>
        </draw:line>
        <draw:line draw:style-name="gr12" draw:text-style-name="P1" draw:layer="layout" svg:x1="18.448cm" svg:y1="16.879cm" svg:x2="18.448cm" svg:y2="14.971cm">
          <text:p/>
        </draw:line>
        <draw:line draw:style-name="gr18" draw:text-style-name="P1" draw:layer="layout" svg:x1="18.67cm" svg:y1="17.071cm" svg:x2="18.67cm" svg:y2="19.809cm">
          <text:p/>
        </draw:line>
        <draw:line draw:style-name="gr12" draw:text-style-name="P1" draw:layer="layout" svg:x1="13.411cm" svg:y1="16.828cm" svg:x2="17.663cm" svg:y2="16.828cm">
          <text:p/>
        </draw:line>
        <draw:line draw:style-name="gr12" draw:text-style-name="P1" draw:layer="layout" svg:x1="15.675cm" svg:y1="16.819cm" svg:x2="15.68cm" svg:y2="6.358cm">
          <text:p/>
        </draw:line>
        <draw:custom-shape draw:style-name="gr9" draw:text-style-name="P7" draw:layer="layout" svg:width="0.187cm" svg:height="0.181cm" svg:x="15.591cm" svg:y="6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87cm" svg:height="0.181cm" svg:x="15.581cm" svg:y="16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19:14:53.868030548</meta:creation-date>
    <dc:date>2024-11-03T20:07:06.915838047</dc:date>
    <meta:editing-duration>PT6M45S</meta:editing-duration>
    <meta:editing-cycles>1</meta:editing-cycles>
    <meta:document-statistic meta:object-count="76"/>
    <meta:generator>LibreOffice/24.8.0.3$Linux_X86_64 LibreOffice_project/480$Build-3</meta:generator>
  </office:meta>
</office:document-meta>
</file>